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meter</text:p>
          </table:table-cell>
          <table:table-cell office:value-type="string" calcext:value-type="string">
            <text:p>Dimensional</text:p>
          </table:table-cell>
          <table:table-cell/>
          <table:table-cell office:value-type="string" calcext:value-type="string">
            <text:p>Nondimensional</text:p>
          </table:table-cell>
        </table:table-row>
        <table:table-row table:style-name="ro1">
          <table:table-cell/>
          <table:table-cell office:value-type="string" calcext:value-type="string">
            <text:p>$L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$d$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m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/>
          <table:table-cell office:value-type="string" calcext:value-type="string">
            <text:p>$r$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kg$^{-1}$K$^{-1}$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$\gamma$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$P_a$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Pa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/>
          <table:table-cell office:value-type="string" calcext:value-type="string">
            <text:p>$\rho_a$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kg m$^{-3}$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/>
          <table:table-cell office:value-type="string" calcext:value-type="string">
            <text:p>$\rho_i$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kg m$^{-3}$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$\rho_d$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kg m$^{-3}$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/>
          <table:table-cell office:value-type="string" calcext:value-type="string">
            <text:p>$c_u$</text:p>
          </table:table-cell>
          <table:table-cell office:value-type="float" office:value="338.75" calcext:value-type="float">
            <text:p>338.75</text:p>
          </table:table-cell>
          <table:table-cell office:value-type="string" calcext:value-type="string">
            <text:p>m s$^{-1}$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$c_d$</text:p>
          </table:table-cell>
          <table:table-cell office:value-type="float" office:value="405.83" calcext:value-type="float">
            <text:p>405.83</text:p>
          </table:table-cell>
          <table:table-cell office:value-type="string" calcext:value-type="string">
            <text:p>m s$^{-1}$ </text:p>
          </table:table-cell>
          <table:table-cell office:value-type="float" office:value="1.198" calcext:value-type="float">
            <text:p>1.198</text:p>
          </table:table-cell>
        </table:table-row>
        <table:table-row table:style-name="ro1">
          <table:table-cell/>
          <table:table-cell office:value-type="string" calcext:value-type="string">
            <text:p>$R_u$</text:p>
          </table:table-cell>
          <table:table-cell office:value-type="string" calcext:value-type="string">
            <text:p>-0.975-0.05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975-0.05i</text:p>
          </table:table-cell>
        </table:table-row>
        <table:table-row table:style-name="ro1">
          <table:table-cell/>
          <table:table-cell office:value-type="string" calcext:value-type="string">
            <text:p>$R_d$</text:p>
          </table:table-cell>
          <table:table-cell office:value-type="string" calcext:value-type="string">
            <text:p>-0.975-0.05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975-0.05i</text:p>
          </table:table-cell>
        </table:table-row>
        <table:table-row table:style-name="ro1">
          <table:table-cell/>
          <table:table-cell office:value-type="string" calcext:value-type="string">
            <text:p>$Q$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$U_b$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 s$^{-1}$ 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$N$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-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string" calcext:value-type="string">
            <text:p>$\tau$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s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/>
          <table:table-cell office:value-type="string" calcext:value-type="string">
            <text:p>$n$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 m$^{-1}$ </text:p>
          </table:table-cell>
          <table:table-cell office:value-type="float" office:value="0.1613" calcext:value-type="float">
            <text:p>0.1613</text:p>
          </table:table-cell>
        </table:table-row>
        <table:table-row table:style-name="ro1">
          <table:table-cell/>
          <table:table-cell office:value-type="string" calcext:value-type="string">
            <text:p>$x_f$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$a_f$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/>
          <table:table-cell office:value-type="string" calcext:value-type="string">
            <text:p>$x_r$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10:56:47.401672804</meta:creation-date>
    <dc:date>2021-08-09T11:28:04.259096468</dc:date>
    <meta:editing-duration>PT10M56S</meta:editing-duration>
    <meta:editing-cycles>2</meta:editing-cycles>
    <meta:generator>LibreOffice/6.0.7.3$Linux_X86_64 LibreOffice_project/00m0$Build-3</meta:generator>
    <meta:document-statistic meta:table-count="1" meta:cell-count="83" meta:object-count="0"/>
  </office:meta>
</office:document-meta>
</file>